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ListParagraph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0" style:parent-style-name="ListParagraph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1" style:parent-style-name="ListParagraph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text text:use-soft-page-breaks="true">
      <text:p text:style-name="P1">Database<text:span text:style-name="T3">: <text:s/>Intermediate Level Project</text:span>: Simple eCommerce System</text:p>
      <text:p text:style-name="Normal"><text:span text:style-name="T4">Objective</text:span>: Create a simple eCommerce system to manage products, customers, and orders.</text:p>
      <text:p text:style-name="Normal"/>
      <text:p text:style-name="Normal"><text:span text:style-name="T5">Requirements</text:span>:</text:p>
      <text:p text:style-name="Normal"><text:span text:style-name="T6">Database Name</text:span>: eCommerceDB</text:p>
      <text:p text:style-name="Normal"><text:span text:style-name="T7">Tables</text:span>:</text:p>
      <text:p text:style-name="Normal"><text:span text:style-name="T8">Products</text:span>: product_id (Primary Key), name, description, price, stock_quantity</text:p>
      <text:p text:style-name="Normal"/>
      <text:p text:style-name="Normal"><text:span text:style-name="T9">Customers</text:span>: customer_id (Primary Key), first_name, last_name, email, phone_number, address</text:p>
      <text:p text:style-name="Normal"/>
      <text:p text:style-name="Normal"><text:span text:style-name="T10">Orders</text:span>: order_id (Primary Key), customer_id (Foreign Key referencing Customers.customer_id)</text:p>
      <text:p text:style-name="Normal">order_date, status</text:p>
      <text:p text:style-name="Normal"/>
      <text:p text:style-name="Normal"><text:span text:style-name="T11">OrderItems</text:span>: order_item_id (Primary Key), order_id (Foreign Key referencing Orders.order_id)</text:p>
      <text:p text:style-name="Normal">product_id (Foreign Key referencing Products.product_id), quantity, price</text:p>
      <text:p text:style-name="Normal"/>
      <text:p text:style-name="Normal"><text:span text:style-name="T12">Operations</text:span>:</text:p>
      <text:p text:style-name="Normal"><text:span text:style-name="T13">Insert</text:span><text:s/>sample data into each table.</text:p>
      <text:p text:style-name="Normal"><text:span text:style-name="T14">Create</text:span><text:s/>queries to list all products, all customers, and all orders.</text:p>
      <text:p text:style-name="Normal"><text:span text:style-name="T15">Update</text:span><text:s/>product stock when an order is placed.</text:p>
      <text:p text:style-name="Normal"><text:span text:style-name="T16">Use</text:span><text:s/>ORDER BY, GROUP BY, and aggregate functions to generate reports (e.g., total sales by product, total orders by customer).</text:p>
      <text:p text:style-name="Normal"><text:span text:style-name="T17">Implement</text:span><text:s/>ON DELETE CASCADE for Orders and OrderItems relationship.</text:p>
      <text:p text:style-name="Normal"><text:span text:style-name="T18">Learning Outcomes</text:span>:</text:p>
      <text:list text:style-name="LFO2" text:continue-numbering="true">
        <text:list-item>
          <text:p text:style-name="P19">Working with more complex relationships.</text:p>
        </text:list-item>
        <text:list-item>
          <text:p text:style-name="P20">Advanced queries with aggregation and grouping.</text:p>
        </text:list-item>
        <text:list-item>
          <text:p text:style-name="P21">Implementing referential actions.</text:p>
        </text:list-item>
      </text:list>
      <text:p text:style-name="Normal">Presentation: Prepare a document to briefly explain the database structure, the relationships between tables, and the queries performed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/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Project Brief 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l Malik Jalloh</meta:initial-creator>
    <dc:creator>Abdul Malik Jalloh</dc:creator>
    <meta:creation-date>2024-07-16T15:50:00Z</meta:creation-date>
    <dc:date>2024-07-16T15:50:00Z</dc:date>
    <meta:template xlink:href="Normal" xlink:type="simple"/>
    <meta:editing-cycles>3</meta:editing-cycles>
    <meta:editing-duration>PT60S</meta:editing-duration>
    <meta:document-statistic meta:page-count="1" meta:paragraph-count="2" meta:word-count="191" meta:character-count="1283" meta:row-count="9" meta:non-whitespace-character-count="1094"/>
  </office:meta>
</office:document-meta>
</file>